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aa2" officeooo:paragraph-rsid="000beaa2"/>
    </style:style>
    <style:style style:name="P2" style:family="paragraph" style:parent-style-name="Standard">
      <style:paragraph-properties fo:text-align="center" style:justify-single-word="false"/>
      <style:text-properties officeooo:rsid="000beaa2" officeooo:paragraph-rsid="000beaa2"/>
    </style:style>
    <style:style style:name="P3" style:family="paragraph" style:parent-style-name="Standard">
      <style:paragraph-properties fo:text-align="center" style:justify-single-word="false"/>
      <style:text-properties fo:font-size="18pt" fo:font-weight="bold" officeooo:rsid="000beaa2" officeooo:paragraph-rsid="000beaa2"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rsid="000d697e" officeooo:paragraph-rsid="000d697e"/>
    </style:style>
    <style:style style:name="P5" style:family="paragraph" style:parent-style-name="Standard">
      <style:paragraph-properties fo:text-align="start" style:justify-single-word="false"/>
      <style:text-properties officeooo:rsid="000eb52a" officeooo:paragraph-rsid="000eb52a"/>
    </style:style>
    <style:style style:name="P6" style:family="paragraph" style:parent-style-name="Standard">
      <style:paragraph-properties fo:text-align="start" style:justify-single-word="false"/>
      <style:text-properties officeooo:rsid="000eb52a" officeooo:paragraph-rsid="00106d33"/>
    </style:style>
    <style:style style:name="P7" style:family="paragraph" style:parent-style-name="Standard">
      <style:paragraph-properties fo:text-align="center" style:justify-single-word="false"/>
      <style:text-properties fo:font-weight="bold" officeooo:rsid="000beaa2" officeooo:paragraph-rsid="000beaa2" style:font-weight-asian="bold" style:font-weight-complex="bold"/>
    </style:style>
    <style:style style:name="P8" style:family="paragraph" style:parent-style-name="Standard">
      <style:paragraph-properties fo:text-align="center" style:justify-single-word="false"/>
      <style:text-properties fo:font-weight="bold" officeooo:rsid="00128a66" officeooo:paragraph-rsid="00128a66" style:font-weight-asian="bold" style:font-weight-complex="bold"/>
    </style:style>
    <style:style style:name="P9" style:family="paragraph" style:parent-style-name="Standard">
      <style:paragraph-properties fo:text-align="start" style:justify-single-word="false"/>
      <style:text-properties officeooo:rsid="00128a66" officeooo:paragraph-rsid="00128a66"/>
    </style:style>
    <style:style style:name="P10" style:family="paragraph" style:parent-style-name="Standard">
      <style:paragraph-properties fo:text-align="start" style:justify-single-word="false"/>
      <style:text-properties fo:font-size="14pt" fo:font-weight="bold" officeooo:rsid="000d697e" officeooo:paragraph-rsid="000d697e"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46fb1" officeooo:paragraph-rsid="00146fb1" style:font-size-asian="14pt" style:font-weight-asian="bold" style:font-size-complex="14pt" style:font-weight-complex="bold"/>
    </style:style>
    <style:style style:name="T1" style:family="text">
      <style:text-properties officeooo:rsid="000bedfa"/>
    </style:style>
    <style:style style:name="T2" style:family="text">
      <style:text-properties officeooo:rsid="00106d33"/>
    </style:style>
    <style:style style:name="T3" style:family="text">
      <style:text-properties officeooo:rsid="00164d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3"/>
      <text:p text:style-name="P3"/>
      <text:p text:style-name="P3"/>
      <text:p text:style-name="P3">Presentation of</text:p>
      <text:p text:style-name="P3"/>
      <text:p text:style-name="P3">The world connection application</text:p>
      <text:p text:style-name="P2"/>
      <text:p text:style-name="P2"/>
      <text:p text:style-name="P7">By Pierre Gaulard</text:p>
      <text:p text:style-name="P8">and Laurent Bananier</text:p>
      <text:p text:style-name="P2"/>
      <text:p text:style-name="P2">Draft v0.1 <text:span text:style-name="T1">(</text:span>May16 of 2014<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0">Description</text:p>
      <text:p text:style-name="P4"/>
      <text:p text:style-name="P4">If you want to dance, eat, drink with some friends or alone, but you did not schedule anything, do not worry ! WorldConnection is made for you. Enter what you want to do, in which atmosphere, maybe in something your friends know via Facebook or Google+, locate it on the map, and just go !</text:p>
      <text:p text:style-name="P4"/>
      <text:p text:style-name="P4">WorldConnection provides to the final user a connection to all events, following his criteria, in a location he gives, and within a given range. The main purpose is to aggregate events and made them accessible to all of us, or maybe just a restrained set of us, targeted.</text:p>
      <text:p text:style-name="P4"/>
      <text:p text:style-name="P5">So we have two actors:</text:p>
      <text:p text:style-name="P5">- the first one is the user. He just wants to enjoy, and to be informed about events following his tastes.</text:p>
      <text:p text:style-name="P6">- the second one is the provider of the event. It can be <text:span text:style-name="T2">either a night club, an after work , a restaurant, or just a group of friends who want to be followed by a larger public.</text:span></text:p>
      <text:p text:style-name="P4"/>
      <text:p text:style-name="P9">The user will have an application, in a first time just available under Android. The main purpose of the application is to gather criteria from the user (king of event, kind of music, place of the event, date), and return him a list of events matching these criteria.</text:p>
      <text:p text:style-name="P9"/>
      <text:p text:style-name="P9">The events are stored by providers, through a web site. They will fill in some informations for each event they organise and maintain their own schedule on our site.</text:p>
      <text:p text:style-name="P9"/>
      <text:p text:style-name="P9">This bridge between the client and the provider is free ! The user just download the app, check the event he looks for, and reach it !</text:p>
      <text:p text:style-name="P9">The provider sign in to the web site, add, remove, edit events and they are updated instantaneously for the users.</text:p>
      <text:p text:style-name="P9"/>
      <text:p text:style-name="P9"/>
      <text:p text:style-name="P11"><text:span text:style-name="T3">1 - </text:span>The user front end: android application named World Connection</text:p>
      <text:p text:style-name="P11"/>
      <text:p text:style-name="P11"><text:span text:style-name="T3">2 - </text:span>The provider front end: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6T18:56:00.075044020</meta:creation-date>
    <dc:date>2014-05-21T20:48:17.029705114</dc:date>
    <meta:editing-duration>PT18M48S</meta:editing-duration>
    <meta:editing-cycles>11</meta:editing-cycles>
    <meta:generator>LibreOffice/4.2.3.3$Linux_X86_64 LibreOffice_project/420m0$Build-3</meta:generator>
    <meta:document-statistic meta:table-count="0" meta:image-count="0" meta:object-count="0" meta:page-count="2" meta:paragraph-count="17" meta:word-count="327" meta:character-count="1768" meta:non-whitespace-character-count="1458"/>
  </office:meta>
</office:document-meta>
</file>